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7137" officeooo:paragraph-rsid="00147137"/>
    </style:style>
    <style:style style:name="P2" style:family="paragraph" style:parent-style-name="Standard">
      <style:text-properties officeooo:rsid="00147137" officeooo:paragraph-rsid="001675b9"/>
    </style:style>
    <style:style style:name="P3" style:family="paragraph" style:parent-style-name="Standard">
      <style:text-properties officeooo:rsid="00147137" officeooo:paragraph-rsid="0017d846"/>
    </style:style>
    <style:style style:name="P4" style:family="paragraph" style:parent-style-name="Standard">
      <style:text-properties officeooo:paragraph-rsid="00147137"/>
    </style:style>
    <style:style style:name="P5" style:family="paragraph" style:parent-style-name="Standard">
      <style:text-properties officeooo:rsid="001535ac" officeooo:paragraph-rsid="001535ac"/>
    </style:style>
    <style:style style:name="P6" style:family="paragraph" style:parent-style-name="Standard">
      <style:text-properties officeooo:rsid="001535ac" officeooo:paragraph-rsid="001675b9"/>
    </style:style>
    <style:style style:name="P7" style:family="paragraph" style:parent-style-name="Standard">
      <style:text-properties officeooo:paragraph-rsid="001675b9"/>
    </style:style>
    <style:style style:name="P8" style:family="paragraph" style:parent-style-name="Standard">
      <style:text-properties officeooo:rsid="001675b9" officeooo:paragraph-rsid="001675b9"/>
    </style:style>
    <style:style style:name="P9" style:family="paragraph" style:parent-style-name="Standard">
      <style:text-properties officeooo:rsid="0017d846" officeooo:paragraph-rsid="0017d846"/>
    </style:style>
    <style:style style:name="P10" style:family="paragraph" style:parent-style-name="Standard">
      <style:text-properties officeooo:paragraph-rsid="0017d846"/>
    </style:style>
    <style:style style:name="T1" style:family="text">
      <style:text-properties officeooo:rsid="00147137"/>
    </style:style>
    <style:style style:name="T2" style:family="text">
      <style:text-properties officeooo:rsid="001535ac"/>
    </style:style>
    <style:style style:name="T3" style:family="text">
      <style:text-properties officeooo:rsid="001675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p>
      <text:p text:style-name="P4"><text:span text:style-name="T1">Here we have the graphs for the basic SIR model, with death pool included. These are graphs with the number of people as the y-axis and the number of days as the x-axis, where the total time is one year, or 365 days.</text:span></text:p>
      <text:p text:style-name="P1"/>
      <text:p text:style-name="P4"><text:span text:style-name="T1">On both graphs there 4 pools as Susceptible, Infected, Recovered, and Dead. On the right of each graph there are tick marks to help see the final values in each pool.</text:span></text:p>
      <text:p text:style-name="P4"/>
      <text:p text:style-name="P1">The left graph is without social distancing, the right graph is with social distancing.</text:p>
      <text:p text:style-name="P1"/>
      <text:p text:style-name="P1">What are the important things to notice here?</text:p>
      <text:p text:style-name="P4"><text:span text:style-name="T1">1. On the left the infected count peaks very early, at around 30 days; the death count reaches almost 50,000; and there is nobody left unaffected in the susceptible pool.</text:span></text:p>
      <text:p text:style-name="P5">2. But on the right, with social distancing, the infected count peaks much later, at around 150 days; the death count is almost as low as 25,000; and there is around 40,000 people left untouched in the susceptible pool</text:p>
      <text:p text:style-name="P5"/>
      <text:p text:style-name="P8">2.</text:p>
      <text:p text:style-name="P7"><text:span text:style-name="T1">Here we have the graphs for the basic SIR model, with a death pool, and now a vaccinated pool included. These graphs are in the same format, with the same time frame as before.</text:span></text:p>
      <text:p text:style-name="P2"/>
      <text:p text:style-name="P7"><text:span text:style-name="T1">On both graphs there now 5 pools as Susceptible, Infected, Recovered, Dead, and Vaccinated. On the right of each graph there are again tick marks to help see the final values in each pool.</text:span></text:p>
      <text:p text:style-name="P7"/>
      <text:p text:style-name="P2">The left graph is without social distancing, the right graph is with social distancing.</text:p>
      <text:p text:style-name="P2"/>
      <text:p text:style-name="P2">What are the important things to notice here?</text:p>
      <text:p text:style-name="P7"><text:span text:style-name="T1">1. On the left we have about the same situation the previous graphs. This is because the vaccine isn’t expected to be available until after 90 days, or around 60 days after the infected count peaks.</text:span></text:p>
      <text:p text:style-name="P6">2. But on the right, with social distancing, <text:span text:style-name="T3">the story is a bit different. Since there is a vaccine available before the infected count peaks, the population is less affected by the virus. We see that the death count drops to around 20,000; there are around 45,000 people vaccinated and around 25,000 people in the susceptible pool, so a total of around 70,000 people left unaffected by the virus.</text:span></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3.</text:p>
      <text:p text:style-name="P10"><text:span text:style-name="T1">Here we have the graphs for the basic SIR model, with a death pool, and a vaccinated pool. But now with a split in the death pool by age groups. These graphs are in the same format, with the same time frame as before.</text:span></text:p>
      <text:p text:style-name="P3"/>
      <text:p text:style-name="P10"><text:span text:style-name="T1">On both graphs there now 8 pools as Susceptible, Infected, Recovered, Dead, Vaccinated, and with the Dead pool split into age groups 20-60, 60-80, and 80+. On the right of each graph there are again tick marks to help see the final values in each pool.</text:span></text:p>
      <text:p text:style-name="P10"/>
      <text:p text:style-name="P3">The left graph is without social distancing, the right graph is with social distancing.</text:p>
      <text:p text:style-name="P3"/>
      <text:p text:style-name="P3">What are the important things to notice here?</text:p>
      <text:p text:style-name="P10"><text:span text:style-name="T1">1. On the left we have about the same situation as the previous graphs. But we can see that age groups, 80+ with around 40,000 deaths, and 60-80 with almost 10,000 deaths, account for the vast majority of the total death count of around 50,000.</text:span></text:p>
      <text:p text:style-name="P10"><text:span text:style-name="T2">2. But on the right, with social distancing, the story less bleak. With a vaccine on day 90, we still have a total of around 70,000 people unaffected by the virus. This means that joint age groups of 60+ will experience much less casualti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8T14:32:09.267391984</meta:creation-date>
    <dc:date>2020-03-28T17:25:44.245812223</dc:date>
    <meta:editing-duration>PT1H39M14S</meta:editing-duration>
    <meta:editing-cycles>1</meta:editing-cycles>
    <meta:document-statistic meta:table-count="0" meta:image-count="0" meta:object-count="0" meta:page-count="2" meta:paragraph-count="21" meta:word-count="564" meta:character-count="3085" meta:non-whitespace-character-count="2542"/>
    <meta:generator>LibreOffice/6.3.4.2.0$Linux_X86_64 LibreOffice_project/30$Build-2</meta:generator>
  </office:meta>
</office:document-meta>
</file>